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AD000000EB614C1A9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7.692cm" fo:margin-left="0.004cm" fo:margin-top="0cm" fo:margin-bottom="0cm" table:align="left" style:writing-mode="lr-tb"/>
    </style:style>
    <style:style style:name="Table3.A" style:family="table-column">
      <style:table-column-properties style:column-width="3.302cm"/>
    </style:style>
    <style:style style:name="Table3.B" style:family="table-column">
      <style:table-column-properties style:column-width="2.801cm"/>
    </style:style>
    <style:style style:name="Table3.C" style:family="table-column">
      <style:table-column-properties style:column-width="1.99cm"/>
    </style:style>
    <style:style style:name="Table3.D" style:family="table-column">
      <style:table-column-properties style:column-width="3.597cm"/>
    </style:style>
    <style:style style:name="Table3.E" style:family="table-column">
      <style:table-column-properties style:column-width="2.311cm"/>
    </style:style>
    <style:style style:name="Table3.F" style:family="table-column">
      <style:table-column-properties style:column-width="1.842cm"/>
    </style:style>
    <style:style style:name="Table3.G" style:family="table-column">
      <style:table-column-properties style:column-width="1.8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eeeeee" fo:padding-left="0.06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.B1" style:family="table-cell">
      <style:table-cell-properties fo:background-color="#ffffff" fo:padding-left="0.069cm" fo:padding-right="0.097cm" fo:padding-top="0.097cm" fo:padding-bottom="0.097cm" fo:border="0.25pt solid #000001">
        <style:background-image/>
      </style:table-cell-properties>
    </style:style>
    <style:style style:name="Table3.G3" style:family="table-cell">
      <style:table-cell-properties fo:background-color="#eeeeee" fo:padding-left="0.069cm" fo:padding-right="0.097cm" fo:padding-top="0.097cm" fo:padding-bottom="0.097cm" fo:border="0.25pt solid #000001">
        <style:background-image/>
      </style:table-cell-properties>
    </style:style>
    <style:style style:name="Table3.A4" style:family="table-cell">
      <style:table-cell-properties fo:background-color="#ffffff" fo:padding-left="0.06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P1" style:family="paragraph" style:parent-style-name="Text_20_body">
      <style:text-properties fo:font-size="6pt" officeooo:rsid="00106ff2" officeooo:paragraph-rsid="00106ff2" style:font-size-asian="6pt" style:font-size-complex="6pt"/>
    </style:style>
    <style:style style:name="P2" style:family="paragraph" style:parent-style-name="Title">
      <style:paragraph-properties fo:margin-top="0.402cm" fo:margin-bottom="0.402cm" loext:contextual-spacing="false"/>
      <style:text-properties fo:font-size="18pt" style:font-size-asian="18pt" style:font-size-complex="18pt"/>
    </style:style>
    <style:style style:name="P3" style:family="paragraph" style:parent-style-name="Subtitle">
      <style:paragraph-properties fo:margin-top="0cm" fo:margin-bottom="0.496cm" loext:contextual-spacing="false"/>
      <style:text-properties fo:font-size="11pt" style:font-size-asian="11pt" style:font-size-complex="11pt"/>
    </style:style>
    <style:style style:name="P4" style:family="paragraph" style:parent-style-name="Header">
      <style:text-properties fo:font-size="6pt" officeooo:rsid="000c0a3a" officeooo:paragraph-rsid="000c0a3a" style:font-size-asian="5.25pt" style:font-size-complex="6pt"/>
    </style:style>
    <style:style style:name="P5" style:family="paragraph" style:parent-style-name="Footer">
      <style:paragraph-properties fo:text-align="end" style:justify-single-word="false"/>
      <style:text-properties officeooo:paragraph-rsid="00106ff2"/>
    </style:style>
    <style:style style:name="P6" style:family="paragraph" style:parent-style-name="Standard">
      <style:text-properties officeooo:paragraph-rsid="00182b0c"/>
    </style:style>
    <style:style style:name="P7" style:family="paragraph" style:parent-style-name="Table_20_Contents">
      <style:text-properties fo:color="#00000a" style:font-name="Liberation Serif" fo:font-size="10pt" fo:language="es" fo:country="CO" officeooo:paragraph-rsid="00182b0c" style:font-name-asian="Tahoma" style:font-size-asian="10pt" style:language-asian="zh" style:country-asian="CN" style:font-name-complex="Lohit Devanagari" style:font-size-complex="10pt" style:language-complex="hi" style:country-complex="IN"/>
    </style:style>
    <style:style style:name="P8" style:family="paragraph" style:parent-style-name="Table_20_Contents">
      <style:text-properties fo:color="#00000a" style:font-name="Liberation Serif" fo:font-size="12pt" fo:language="es" fo:country="CO" fo:font-weight="bold" officeooo:paragraph-rsid="00182b0c" style:font-name-asian="Tahoma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P9" style:family="paragraph" style:parent-style-name="Table_20_Contents">
      <style:text-properties officeooo:paragraph-rsid="00182b0c"/>
    </style:style>
    <style:style style:name="P10" style:family="paragraph" style:parent-style-name="Table_20_Contents">
      <style:text-properties style:font-name="Liberation Serif" fo:font-size="10pt" fo:font-weight="bold" officeooo:paragraph-rsid="00182b0c" style:font-size-asian="10pt" style:font-weight-asian="bold" style:font-size-complex="10pt" style:font-weight-complex="bold"/>
    </style:style>
    <style:style style:name="P11" style:family="paragraph" style:parent-style-name="caption">
      <style:paragraph-properties fo:text-align="justify" style:justify-single-word="false"/>
      <style:text-properties fo:color="#00000a" fo:font-size="12pt" fo:language="es" fo:country="CO" fo:font-style="normal" fo:font-weight="normal" officeooo:paragraph-rsid="00182b0c" style:font-name-asian="Tahoma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/>
    </style:style>
    <style:style style:name="P12" style:family="paragraph" style:parent-style-name="caption">
      <style:paragraph-properties fo:text-align="justify" style:justify-single-word="false"/>
      <style:text-properties fo:color="#00000a" style:font-name="Liberation Serif" fo:font-size="12pt" fo:language="es" fo:country="CO" fo:font-style="normal" fo:font-weight="normal" officeooo:paragraph-rsid="00182b0c" style:font-name-asian="Tahoma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/>
    </style:style>
    <style:style style:name="T1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ff3333" style:font-name="Liberation Serif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>
        <text:changed-region xml:id="ct94850271510192" text:id="ct94850271510192">
          <text:insertion>
            <office:change-info>
              <dc:creator>Julian Raigosa</dc:creator>
              <dc:date>2016-07-19T11:4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change-start text:change-id="ct94850271510192"/>Se deben establecer las habilidades requeridas para que el producto final sea desarrollado de la mejor manera, si el equipo ya cuenta con estas habilidades o si es necesario programar capacitaciones o investigaciones en el tema, cuando hacerlas, que costo (tiempo y dinero) tienen y quien esta acargo de recibirlas y de darlas, el formato a diligenciar se encuentra en la carpeta de formatos de PP.</text:p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9"><text:span text:style-name="T1">Nombre del proyecto </text:span><text:span text:style-name="T2">*</text:span></text:p>
          </table:table-cell>
          <table:table-cell table:style-name="Table3.B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0">Módulo</text:p>
          </table:table-cell>
          <table:table-cell table:style-name="Table3.B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0">Código del requerimiento</text:p>
          </table:table-cell>
          <table:table-cell table:style-name="Table3.A1" office:value-type="string">
            <text:p text:style-name="P10">Habilidades necesarias</text:p>
          </table:table-cell>
          <table:table-cell table:style-name="Table3.A1" office:value-type="string">
            <text:p text:style-name="P10">Fecha </text:p>
          </table:table-cell>
          <table:table-cell table:style-name="Table3.A1" office:value-type="string">
            <text:p text:style-name="P10">Costo en Tiempo</text:p>
          </table:table-cell>
          <table:table-cell table:style-name="Table3.A1" office:value-type="string">
            <text:p text:style-name="P10">Costo en Dinero</text:p>
          </table:table-cell>
          <table:table-cell table:style-name="Table3.A1" office:value-type="string">
            <text:p text:style-name="P10">Responsables</text:p>
          </table:table-cell>
          <table:table-cell table:style-name="Table3.G3" office:value-type="string">
            <text:p text:style-name="P10">Participantes</text:p>
          </table:table-cell>
        </table:table-row>
        <table:table-row table:style-name="Table3.1">
          <table:table-cell table:style-name="Table3.A4" office:value-type="string">
            <text:p text:style-name="P8"/>
          </table:table-cell>
          <table:table-cell table:style-name="Table3.A4" office:value-type="string">
            <text:p text:style-name="P8"/>
          </table:table-cell>
          <table:table-cell table:style-name="Table3.A4" office:value-type="string">
            <text:p text:style-name="P8"/>
          </table:table-cell>
          <table:table-cell table:style-name="Table3.A4" office:value-type="string">
            <text:p text:style-name="P8"/>
          </table:table-cell>
          <table:table-cell table:style-name="Table3.A4" office:value-type="string">
            <text:p text:style-name="P8"/>
          </table:table-cell>
          <table:table-cell table:style-name="Table3.A4" office:value-type="string">
            <text:p text:style-name="P8"/>
          </table:table-cell>
          <table:table-cell table:style-name="Table3.B1" office:value-type="string">
            <text:p text:style-name="P8"/>
          </table:table-cell>
        </table:table-row>
      </table:table>
      <text:p text:style-name="P6"><text:change-end text:change-id="ct948502715101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cm" fo:margin-bottom="1.101cm" loext:contextual-spacing="tru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text-transform="capitalize" fo:font-size="28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 style:master-page-name="">
      <style:paragraph-properties fo:margin-top="0.6cm" fo:margin-bottom="1.401cm" loext:contextual-spacing="false" fo:text-align="center" style:justify-single-word="false" style:page-number="auto" style:shadow="none"/>
      <style:text-properties fo:text-transform="capitalize" fo:font-size="18pt" fo:background-color="transparen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/>
      <style:text-properties fo:text-transform="capitalize" fo:font-size="130%" fo:font-weight="bold" style:font-size-asian="130%" style:font-weight-asian="bold" style:font-size-complex="130%" style:font-weight-complex="600"/>
    </style:style>
    <style:style style:name="Revision_20_Table_20_Content" style:display-name="Revision Table Content" style:family="paragraph" style:parent-style-name="Table_20_Contents" style:class="html" style:master-page-name="">
      <style:paragraph-properties fo:text-align="center" style:justify-single-word="false" style:page-number="auto"/>
      <style:text-properties fo:font-size="5pt" style:font-size-asian="10.5pt"/>
    </style:style>
    <style:style style:name="Revision_20_Table_20_Heading" style:display-name="Revision Table Heading" style:family="paragraph" style:parent-style-name="Table_20_Heading" style:class="html">
      <style:text-properties fo:font-size="6pt" style:font-size-asian="10.5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text-transform="capitalize" fo:font-size="115%" fo:font-weight="bold" style:font-size-asian="115%" style:font-weight-asian="bold" style:font-size-complex="115%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.57cm" fo:margin-left="-0.004cm" table:align="left"/>
    </style:style>
    <style:style style:name="Table2.A" style:family="table-column">
      <style:table-column-properties style:column-width="4.203cm"/>
    </style:style>
    <style:style style:name="Table2.B" style:family="table-column">
      <style:table-column-properties style:column-width="8.996cm"/>
    </style:style>
    <style:style style:name="Table2.C" style:family="table-column">
      <style:table-column-properties style:column-width="4.371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style:vertical-align="middle" fo:padding="0.097cm" fo:border="none"/>
    </style:style>
    <style:style style:name="Table1" style:family="table">
      <style:table-properties style:width="4.177cm" table:align="margins"/>
    </style:style>
    <style:style style:name="Table1.A" style:family="table-column">
      <style:table-column-properties style:column-width="1.392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ext_20_body">
      <style:text-properties fo:font-size="6pt" officeooo:rsid="00106ff2" officeooo:paragraph-rsid="00106ff2" style:font-size-asian="6pt" style:font-size-complex="6pt"/>
    </style:style>
    <style:style style:name="MP2" style:family="paragraph" style:parent-style-name="Title">
      <style:paragraph-properties fo:margin-top="0.402cm" fo:margin-bottom="0.402cm" loext:contextual-spacing="false"/>
      <style:text-properties fo:font-size="18pt" style:font-size-asian="18pt" style:font-size-complex="18pt"/>
    </style:style>
    <style:style style:name="MP3" style:family="paragraph" style:parent-style-name="Subtitle">
      <style:paragraph-properties fo:margin-top="0cm" fo:margin-bottom="0.496cm" loext:contextual-spacing="false"/>
      <style:text-properties fo:font-size="11pt" style:font-size-asian="11pt" style:font-size-complex="11pt"/>
    </style:style>
    <style:style style:name="MP4" style:family="paragraph" style:parent-style-name="Header">
      <style:text-properties fo:font-size="6pt" officeooo:rsid="000c0a3a" officeooo:paragraph-rsid="000c0a3a" style:font-size-asian="5.25pt" style:font-size-complex="6pt"/>
    </style:style>
    <style:style style:name="MP5" style:family="paragraph" style:parent-style-name="Footer">
      <style:paragraph-properties fo:text-align="end" style:justify-single-word="false"/>
      <style:text-properties officeooo:paragraph-rsid="00106ff2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1"><draw:a xlink:type="simple" xlink:href="https://www.hospitec.com.co/"><draw:frame draw:style-name="Mfr1" draw:name="HTTPS://WWW.HOSPITEC.COM.CO/" text:anchor-type="paragraph" svg:width="3.757cm" svg:height="1.244cm" draw:z-index="0"><draw:image xlink:href="Pictures/10000201000002AD000000EB614C1A90.png" xlink:type="simple" xlink:show="embed" xlink:actuate="onLoad"/></draw:frame></draw:a></text:p>
            </table:table-cell>
            <table:table-cell table:style-name="Table2.B1" office:value-type="string">
              <text:p text:style-name="MP2"><text:title>Planeación de las Habilidades</text:title></text:p>
              <text:p text:style-name="MP3"><text:subject>Formato para planear las habilidades necesarias para realizar el proyecto</text:subject></text:p>
            </table:table-cell>
            <table:table-cell table:style-name="Table2.B1" office:value-type="string">
              <table:table table:name="Table1" table:style-name="Table1">
                <table:table-column table:style-name="Table1.A" table:number-columns-repeated="3"/>
                <table:table-header-rows>
                  <table:table-row>
                    <table:table-cell table:style-name="Table1.A1" office:value-type="string">
                      <text:p text:style-name="Revision_20_Table_20_Heading">Código</text:p>
                    </table:table-cell>
                    <table:table-cell table:style-name="Table1.B1" office:value-type="string">
                      <text:p text:style-name="Revision_20_Table_20_Heading">Revisión</text:p>
                    </table:table-cell>
                    <table:table-cell table:style-name="Table1.C1" office:value-type="string">
                      <text:p text:style-name="Revision_20_Table_20_Heading">Fecha</text:p>
                    </table:table-cell>
                  </table:table-row>
                </table:table-header-rows>
                <table:table-row>
                  <table:table-cell table:style-name="Table1.B4" office:value-type="string">
                    <text:p text:style-name="Revision_20_Table_20_Content"><text:user-defined style:data-style-name="N0" text:name="Code">DE-FO-PP-05</text:user-defined></text:p>
                  </table:table-cell>
                  <table:table-cell table:style-name="Table1.B4" office:value-type="string">
                    <text:p text:style-name="Revision_20_Table_20_Content"><text:editing-cycles>3</text:editing-cycles></text:p>
                  </table:table-cell>
                  <table:table-cell table:style-name="Table1.C4" office:value-type="string">
                    <text:p text:style-name="Revision_20_Table_20_Content"><text:modification-date style:data-style-name="N37">26/08/16</text:modification-date></text:p>
                  </table:table-cell>
                </table:table-row>
                <table:table-row>
                  <table:table-cell table:style-name="Table1.B4" office:value-type="string">
                    <text:p text:style-name="Revision_20_Table_20_Heading">Clasificación</text:p>
                  </table:table-cell>
                  <table:table-cell table:style-name="Table1.B4" office:value-type="string">
                    <text:p text:style-name="Revision_20_Table_20_Heading">Responsable</text:p>
                  </table:table-cell>
                  <table:table-cell table:style-name="Table1.C4" office:value-type="string">
                    <text:p text:style-name="Revision_20_Table_20_Heading">Caducidad</text:p>
                  </table:table-cell>
                </table:table-row>
                <table:table-row>
                  <table:table-cell table:style-name="Table1.B4" office:value-type="string">
                    <text:p text:style-name="Revision_20_Table_20_Content"><text:user-defined style:data-style-name="N0" text:name="Classification">TRN3</text:user-defined></text:p>
                  </table:table-cell>
                  <table:table-cell table:style-name="Table1.B4" office:value-type="string">
                    <text:p text:style-name="Revision_20_Table_20_Content"><text:author-initials text:fixed="false">jr</text:author-initials></text:p>
                  </table:table-cell>
                  <table:table-cell table:style-name="Table1.C4" office:value-type="string">
                    <text:p text:style-name="Revision_20_Table_20_Content"><text:user-defined style:data-style-name="N37" text:name="Expiry">28/04/17</text:user-defined></text:p>
                  </table:table-cell>
                </table:table-row>
              </table:table>
            </table:table-cell>
          </table:table-row>
        </table:table>
        <text:p text:style-name="MP4"/>
      </style:header>
      <style:footer>
        <text:p text:style-name="MP5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1:39:30.941481662</meta:creation-date>
    <meta:editing-cycles>3</meta:editing-cycles>
    <meta:editing-duration>PT3M3S</meta:editing-duration>
    <dc:subject>Formato para planear las habilidades necesarias para realizar el proyecto</dc:subject>
    <dc:title>Planeación de las Habilidades</dc:title>
    <meta:generator>LibreOffice/4.3.7.2$Linux_X86_64 LibreOffice_project/430$Build-2</meta:generator>
    <meta:initial-creator>Julian Raigosa</meta:initial-creator>
    <dc:date>2016-08-26T15:41:17.537968632</dc:date>
    <dc:creator>Julian Raigosa</dc:creator>
    <meta:document-statistic meta:table-count="3" meta:image-count="1" meta:object-count="0" meta:page-count="1" meta:paragraph-count="25" meta:word-count="112" meta:character-count="715" meta:non-whitespace-character-count="627"/>
    <meta:user-defined meta:name="Classification">TRN3</meta:user-defined>
    <meta:user-defined meta:name="Code">DE-FO-PP-05</meta:user-defined>
    <meta:user-defined meta:name="Expiry" meta:value-type="date">2017-04-28</meta:user-defined>
  </office:meta>
</office:document-meta>
</file>